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19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- </text:span>a) Con ruta relativa: //tutorial</text:p>
      <text:p text:style-name="Standard"><text:s text:c="4"/>b) Con ruta absoluta: /tutoriales/tutorial</text:p>
      <text:p text:style-name="Standard"/>
      <text:p text:style-name="Standard"><text:span text:style-name="T1">2- </text:span>a) Con ruta relativa: //categoria</text:p>
      <text:p text:style-name="Standard"><text:s text:c="4"/>b) Con ruta absoluta: /tutoriales/tutorial/categoria</text:p>
      <text:p text:style-name="Standard"><text:s/></text:p>
      <text:p text:style-name="Standard"><text:span text:style-name="T1">3-</text:span>count(/tutoriales/tutorial)</text:p>
      <text:p text:style-name="Standard"/>
      <text:p text:style-name="Standard"><text:span text:style-name="T1">4-</text:span>/tutoriales/tutorial/@anio</text:p>
      <text:p text:style-name="Standard"/>
      <text:p text:style-name="Standard"><text:span text:style-name="T1">5-</text:span>/tutoriales/tutorial[string-length(autor/nombre) &lt; 9]/autor/nombre</text:p>
      <text:p text:style-name="Standard"/>
      <text:p text:style-name="Standard"><text:span text:style-name="T1">6-</text:span>/tutoriales/tutorial[@anio &gt; 2012]</text:p>
      <text:p text:style-name="Standard"/>
      <text:p text:style-name="Standard"><text:span text:style-name="T1">7-</text:span>/tutoriales/tutorial[categoria='Spring']</text:p>
      <text:p text:style-name="Standard"/>
      <text:p text:style-name="Standard"><text:span text:style-name="T1">8-</text:span>/tutoriales/tutorial[categoria='XML' and @anio=2011]</text:p>
      <text:p text:style-name="Standard"/>
      <text:p text:style-name="Standard"><text:span text:style-name="T1">9-</text:span>/tutoriales/tutorial[2]</text:p>
      <text:p text:style-name="Standard"/>
      <text:p text:style-name="Standard"><text:span text:style-name="T1">10-</text:span>/tutoriales/tutorial[last()-1]</text:p>
      <text:p text:style-name="Standard"/>
      <text:p text:style-name="Standard"><text:span text:style-name="T1">11-</text:span>/tutoriales/tutorial[contains(titulo,'Spring')]</text:p>
      <text:p text:style-name="Standard"/>
      <text:p text:style-name="Standard"><text:span text:style-name="T1">12-</text:span>/tutoriales/tutorial[autor/nombre='Alejandro'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1:56:41.416000000</meta:creation-date>
    <dc:date>2023-02-07T12:04:21.847000000</dc:date>
    <meta:editing-duration>PT7M40S</meta:editing-duration>
    <meta:editing-cycles>1</meta:editing-cycles>
    <meta:document-statistic meta:table-count="0" meta:image-count="0" meta:object-count="0" meta:page-count="1" meta:paragraph-count="15" meta:word-count="38" meta:character-count="588" meta:non-whitespace-character-count="555"/>
    <meta:generator>LibreOffice/7.2.7.2$Windows_X86_64 LibreOffice_project/8d71d29d553c0f7dcbfa38fbfda25ee34cce99a2</meta:generator>
  </office:meta>
</office:document-meta>
</file>